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b340" officeooo:paragraph-rsid="0006b340"/>
    </style:style>
    <style:style style:name="P2" style:family="paragraph" style:parent-style-name="Table_20_Contents">
      <style:text-properties officeooo:rsid="000819b3" officeooo:paragraph-rsid="000819b3"/>
    </style:style>
    <style:style style:name="P3" style:family="paragraph" style:parent-style-name="Table_20_Contents">
      <style:text-properties officeooo:rsid="0008e885" officeooo:paragraph-rsid="0008e885"/>
    </style:style>
    <style:style style:name="P4" style:family="paragraph" style:parent-style-name="Table_20_Contents">
      <style:text-properties officeooo:rsid="00098f9f" officeooo:paragraph-rsid="00098f9f"/>
    </style:style>
    <style:style style:name="P5" style:family="paragraph" style:parent-style-name="Table_20_Contents">
      <style:text-properties officeooo:rsid="000eb544" officeooo:paragraph-rsid="000eb544"/>
    </style:style>
    <style:style style:name="T1" style:family="text">
      <style:text-properties officeooo:rsid="000f67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Call n</text:p>
          </table:table-cell>
          <table:table-cell table:style-name="Tableau1.B1" office:value-type="string">
            <text:p text:style-name="P1">fp=sp+2</text:p>
            <text:p text:style-name="P1">sp=sp+2</text:p>
            <text:p text:style-name="P1">pc=n</text:p>
            <text:p text:style-name="P5">on ajoute <text:span text:style-name="T1">la valeur </text:span><text:s/>de pc+n dans la pile <text:s/><text:span text:style-name="T1">et la valeur de fp</text:span></text:p>
          </table:table-cell>
        </table:table-row>
        <table:table-row>
          <table:table-cell table:style-name="Tableau1.A2" office:value-type="string">
            <text:p text:style-name="P1">Pushl n</text:p>
          </table:table-cell>
          <table:table-cell table:style-name="Tableau1.B2" office:value-type="string">
            <text:p text:style-name="P1">fp=fp</text:p>
            <text:p text:style-name="P1">sp=sp+1</text:p>
            <text:p text:style-name="P1">pc=pc+2</text:p>
            <text:p text:style-name="P1">fp+n : on prend l’élément à la position fp+n on le recopie et on le met à l’entête de la pile</text:p>
          </table:table-cell>
        </table:table-row>
        <table:table-row>
          <table:table-cell table:style-name="Tableau1.A2" office:value-type="string">
            <text:p text:style-name="P1">Inf n</text:p>
          </table:table-cell>
          <table:table-cell table:style-name="Tableau1.B2" office:value-type="string">
            <text:p text:style-name="P2">Si l’élément à la position sp-2&lt;p-1 on met 1 à la </text:p>
            <text:p text:style-name="P2">position sp-2 sinon on met 0 à la position sp-2</text:p>
          </table:table-cell>
        </table:table-row>
        <table:table-row>
          <table:table-cell table:style-name="Tableau1.A2" office:value-type="string">
            <text:p text:style-name="P2">Jumpf n</text:p>
          </table:table-cell>
          <table:table-cell table:style-name="Tableau1.B2" office:value-type="string">
            <text:p text:style-name="P2">sp=sp-1</text:p>
            <text:p text:style-name="P2">fp=fp</text:p>
            <text:p text:style-name="P3">pc= n on enlève l’élément en tête de pile</text:p>
          </table:table-cell>
        </table:table-row>
        <table:table-row>
          <table:table-cell table:style-name="Tableau1.A2" office:value-type="string">
            <text:p text:style-name="P3">Storel n</text:p>
          </table:table-cell>
          <table:table-cell table:style-name="Tableau1.B2" office:value-type="string">
            <text:p text:style-name="P3">fp=fp</text:p>
            <text:p text:style-name="P3">sp=sp-1</text:p>
            <text:p text:style-name="P3">pc=pc+2</text:p>
            <text:p text:style-name="P3">on remplace l’élément à la position fp+n par l’élément en tête de pile</text:p>
          </table:table-cell>
        </table:table-row>
        <table:table-row>
          <table:table-cell table:style-name="Tableau1.A2" office:value-type="string">
            <text:p text:style-name="P4">Return n</text:p>
          </table:table-cell>
          <table:table-cell table:style-name="Tableau1.B2" office:value-type="string">
            <text:p text:style-name="P4">sp=sp-2</text:p>
            <text:p text:style-name="P4">fp=l’élement en tête de pile</text:p>
            <text:p text:style-name="P4">pc= l’élément à la position sp-2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7:13:16.439924835</meta:creation-date>
    <dc:date>2021-03-28T21:24:02.744491473</dc:date>
    <meta:editing-duration>PT25M13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26" meta:word-count="113" meta:character-count="538" meta:non-whitespace-character-count="448"/>
  </office:meta>
</office:document-meta>
</file>